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2100000016FBBF2B2DF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559cm" svg:height="7.339cm" svg:x="0.535cm" svg:y="0.24cm">
          <draw:image xlink:href="Pictures/10000000000002100000016FBBF2B2DF.jpg" xlink:type="simple" xlink:show="embed" xlink:actuate="onLoad">
            <text:p/>
          </draw:image>
        </draw:frame>
        <draw:g>
          <draw:g>
            <draw:path draw:style-name="gr2" draw:text-style-name="P1" draw:layer="layout" svg:width="1.016cm" svg:height="1.968cm" svg:x="2.696cm" svg:y="4.293cm" svg:viewBox="0 0 1017 1969" svg:d="M0 1914c692-4338 1017 55 1017 55">
              <text:p/>
            </draw:path>
            <draw:path draw:style-name="gr2" draw:text-style-name="P1" draw:layer="layout" svg:width="1.016cm" svg:height="1.96cm" svg:x="3.704cm" svg:y="6.185cm" svg:viewBox="0 0 1017 1961" svg:d="M0 0c438 4390 1017 38 1017 38">
              <text:p/>
            </draw:path>
            <draw:path draw:style-name="gr2" draw:text-style-name="P1" draw:layer="layout" svg:width="1.016cm" svg:height="1.968cm" svg:x="4.722cm" svg:y="4.298cm" svg:viewBox="0 0 1017 1969" svg:d="M0 1914c692-4338 1017 55 1017 55">
              <text:p/>
            </draw:path>
            <draw:path draw:style-name="gr2" draw:text-style-name="P1" draw:layer="layout" svg:width="1.016cm" svg:height="1.96cm" svg:x="5.733cm" svg:y="6.163cm" svg:viewBox="0 0 1017 1961" svg:d="M0 0c437 4390 1017 38 1017 38">
              <text:p/>
            </draw:path>
          </draw:g>
          <draw:g>
            <draw:path draw:style-name="gr2" draw:text-style-name="P1" draw:layer="layout" svg:width="1.016cm" svg:height="1.968cm" svg:x="6.752cm" svg:y="4.298cm" svg:viewBox="0 0 1017 1969" svg:d="M0 1914c692-4338 1017 55 1017 55">
              <text:p/>
            </draw:path>
            <draw:path draw:style-name="gr2" draw:text-style-name="P1" draw:layer="layout" svg:width="1.016cm" svg:height="1.96cm" svg:x="7.759cm" svg:y="6.189cm" svg:viewBox="0 0 1017 1961" svg:d="M0 0c437 4390 1017 38 1017 38">
              <text:p/>
            </draw:path>
            <draw:path draw:style-name="gr2" draw:text-style-name="P1" draw:layer="layout" svg:width="1.016cm" svg:height="1.968cm" svg:x="8.777cm" svg:y="4.302cm" svg:viewBox="0 0 1017 1969" svg:d="M0 1914c692-4338 1017 55 1017 55">
              <text:p/>
            </draw:path>
            <draw:path draw:style-name="gr2" draw:text-style-name="P1" draw:layer="layout" svg:width="1.016cm" svg:height="1.96cm" svg:x="9.789cm" svg:y="6.168cm" svg:viewBox="0 0 1017 1961" svg:d="M0 0c437 4390 1017 38 1017 38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ise Antoine</meta:initial-creator>
    <meta:creation-date>2019-03-15T10:05:22</meta:creation-date>
    <dc:date>2019-03-15T10:07:46</dc:date>
    <dc:creator>Elise Antoine</dc:creator>
    <meta:editing-duration>PT2M25S</meta:editing-duration>
    <meta:editing-cycles>1</meta:editing-cycles>
    <meta:document-statistic meta:object-count="12"/>
    <meta:generator>OpenOffice/4.1.1$Unix OpenOffice.org_project/411m6$Build-9775</meta:generator>
  </office:meta>
</office:document-meta>
</file>